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Standard">
      <style:text-properties officeooo:rsid="001d89d6" officeooo:paragraph-rsid="001d89d6"/>
    </style:style>
    <style:style style:name="P3" style:family="paragraph" style:parent-style-name="Preformatted_20_Text">
      <style:text-properties officeooo:rsid="001dd552" officeooo:paragraph-rsid="001dd552"/>
    </style:style>
    <style:style style:name="T1" style:family="text">
      <style:text-properties officeooo:rsid="001d89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reformatted_20_Text"/>
      <text:p text:style-name="P1"><text:span text:style-name="T1">2. </text:span>DIHEDRAL ANGLES</text:p>
      <text:p text:style-name="Preformatted_20_Text"/>
      <text:p text:style-name="Preformatted_20_Text">|------------------------------|---------------------|---------------------|</text:p>
      <text:p text:style-name="Preformatted_20_Text">| Statistic <text:s text:c="19"/>| Observed <text:s text:c="11"/>| Expected <text:s text:c="11"/>|</text:p>
      <text:p text:style-name="Preformatted_20_Text">|------------------------------|---------------------|---------------------|</text:p>
      <text:p text:style-name="Preformatted_20_Text">| <text:s/>Mean Helix Phi <text:s text:c="13"/>| <text:s text:c="3"/>-69.3 sd=9.2 <text:s text:c="4"/>| <text:s text:c="3"/>-65.3 sd=11.9 <text:s text:c="3"/>|</text:p>
      <text:p text:style-name="Preformatted_20_Text">| <text:s/>Mean Helix Psi <text:s text:c="13"/>| <text:s text:c="3"/>-34.2 sd=16.9 <text:s text:c="3"/>| <text:s text:c="3"/>-39.4 sd=25.5 <text:s text:c="3"/>|</text:p>
      <text:p text:style-name="Preformatted_20_Text">| <text:s/># res with Gauche+ Chi <text:s text:c="5"/>| <text:s text:c="4"/>23 <text:s text:c="2"/>( 50%) <text:s text:c="4"/>| <text:s text:c="4"/>25 <text:s text:c="2"/>( 55%) <text:s text:c="4"/>|</text:p>
      <text:p text:style-name="Preformatted_20_Text">| <text:s/># res with Gauche- Chi <text:s text:c="5"/>| <text:s text:c="5"/>7 <text:s text:c="2"/>( 15%) <text:s text:c="4"/>| <text:s text:c="5"/>9 <text:s text:c="2"/>( 20%) <text:s text:c="4"/>|</text:p>
      <text:p text:style-name="Preformatted_20_Text">| <text:s/># res with Trans Chi <text:s text:c="7"/>| <text:s text:c="4"/>16 <text:s text:c="2"/>( 34%) <text:s text:c="4"/>| <text:s text:c="4"/>11 <text:s text:c="2"/>( 25%) <text:s text:c="4"/>|</text:p>
      <text:p text:style-name="Preformatted_20_Text">| <text:s/>Mean Chi Gauche+ <text:s text:c="11"/>| <text:s text:c="3"/>-65.4 sd=12.0 <text:s text:c="3"/>| <text:s text:c="3"/>-66.7 sd=15.0 <text:s text:c="3"/>|</text:p>
      <text:p text:style-name="Preformatted_20_Text">| <text:s/>Mean Chi Gauche- <text:s text:c="11"/>| <text:s text:c="4"/>60.6 sd=15.9 <text:s text:c="3"/>| <text:s text:c="4"/>64.1 sd=15.7 <text:s text:c="3"/>|</text:p>
      <text:p text:style-name="Preformatted_20_Text">| <text:s/>Mean Chi Trans <text:s text:c="13"/>| <text:s text:c="3"/>167.0 sd=11.7 <text:s text:c="3"/>| <text:s text:c="3"/>168.6 sd=16.8 <text:s text:c="3"/>|</text:p>
      <text:p text:style-name="Preformatted_20_Text">| <text:s/>Std. dev of chi pooled <text:s text:c="5"/>| <text:s text:c="7"/>12.50 <text:s text:c="7"/>| <text:s text:c="7"/>15.70 <text:s text:c="7"/>|</text:p>
      <text:p text:style-name="Preformatted_20_Text">| <text:s/>Mean Omega (|omega|&gt;90) <text:s text:c="4"/>| <text:s text:c="3"/>179.0 sd=2.4 <text:s text:c="4"/>| <text:s text:c="3"/>180.0 sd=5.8 <text:s text:c="4"/>|</text:p>
      <text:p text:style-name="Preformatted_20_Text">| <text:s/># res with |omega|&lt;90 <text:s text:c="6"/>| <text:s text:c="5"/>1 <text:s text:c="2"/>( <text:s/>1%) <text:s text:c="4"/>| <text:s text:c="8"/>- <text:s text:c="10"/>|</text:p>
      <text:p text:style-name="P1">|------------------------------|---------------------|---------------------|</text:p>
      <text:p text:style-name="P1"><text:s text:c="2"/></text:p>
      <text:p text:style-name="P2">3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31T10:42:22.169311755</meta:creation-date>
    <dc:date>2024-01-31T11:41:54.344616474</dc:date>
    <meta:editing-duration>PT6M29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8" meta:word-count="157" meta:character-count="1163" meta:non-whitespace-character-count="687"/>
  </office:meta>
</office:document-meta>
</file>